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6.25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A2:Sheet1.A2 Sheet1.B2:Sheet1.N2 Sheet1.A3:Sheet1.A3 Sheet1.B3:Sheet1.N3 Sheet1.A4:Sheet1.A4 Sheet1.B4:Sheet1.N4 Sheet1.A5:Sheet1.A5 Sheet1.B5:Sheet1.N5 Sheet1.A6:Sheet1.A6 Sheet1.B6:Sheet1.N6 Sheet1.A7:Sheet1.A7 Sheet1.B7:Sheet1.N7 Sheet1.A8:Sheet1.A8 Sheet1.B8:Sheet1.N8 Sheet1.A9:Sheet1.A9 Sheet1.B9:Sheet1.N9 Sheet1.A10:Sheet1.A10 Sheet1.B10:Sheet1.N10 Sheet1.A11:Sheet1.A11 Sheet1.B11:Sheet1.N11 Sheet1.A12:Sheet1.A12 Sheet1.B12:Sheet1.N12 Sheet1.A13:Sheet1.A13 Sheet1.B13:Sheet1.N13 Sheet1.A14:Sheet1.A14 Sheet1.B14:Sheet1.N14 Sheet1.A15:Sheet1.A15 Sheet1.B15:Sheet1.N15 Sheet1.A16:Sheet1.A16 Sheet1.B16:Sheet1.N16 Sheet1.A17:Sheet1.A17 Sheet1.B17:Sheet1.N17 Sheet1.A18:Sheet1.A18 Sheet1.B18:Sheet1.N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A30:Sheet1.A30 Sheet1.B30:Sheet1.N30 Sheet1.A31:Sheet1.A31 Sheet1.B31:Sheet1.N31 Sheet1.A32:Sheet1.A32 Sheet1.B32:Sheet1.N32 Sheet1.A33:Sheet1.A33 Sheet1.B33:Sheet1.N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10"/>
        <table:table-column table:style-name="co2" table:number-columns-repeated="1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Contaminations</text:p>
          </table:table-cell>
          <table:table-cell table:style-name="ce1" table:number-columns-repeated="2"/>
          <table:table-cell table:style-name="ce6"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Date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nde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9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6633" calcext:value-type="float">
            <text:p>6633</text:p>
          </table:table-cell>
          <table:table-cell table:style-name="ce4" table:formula="of:=[.C19]+[.C27]" office:value-type="float" office:value="5423" calcext:value-type="float">
            <text:p>5423</text:p>
          </table:table-cell>
          <table:table-cell table:style-name="ce4" table:formula="of:=[.D19]+[.D27]" office:value-type="float" office:value="4499" calcext:value-type="float">
            <text:p>4499</text:p>
          </table:table-cell>
          <table:table-cell table:style-name="ce4" table:formula="of:=[.E19]+[.E27]" office:value-type="float" office:value="3661" calcext:value-type="float">
            <text:p>3661</text:p>
          </table:table-cell>
          <table:table-cell table:style-name="ce4" table:formula="of:=[.F19]+[.F27]" office:value-type="float" office:value="2880" calcext:value-type="float">
            <text:p>2880</text:p>
          </table:table-cell>
          <table:table-cell table:style-name="ce4" table:formula="of:=[.G19]+[.G27]" office:value-type="float" office:value="2281" calcext:value-type="float">
            <text:p>2281</text:p>
          </table:table-cell>
          <table:table-cell table:style-name="ce4" table:formula="of:=[.H19]+[.H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9"/>
        </table:table-row>
        <table:table-row table:style-name="ro1">
          <table:table-cell table:style-name="ce2" office:value-type="string" calcext:value-type="string">
            <text:p>Auvergne-Rhône-Alpes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ourgogne-Franche-Comté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retagne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Centre-Val de Loire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Corse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Grand Est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Hauts-de-France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Ile-de-France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Normandie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Nouvelle-Aquitaine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Occitanie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Pays de la Loire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Provence-Alpes-Côte d’Azur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6573" calcext:value-type="float">
            <text:p>6573</text:p>
          </table:table-cell>
          <table:table-cell table:style-name="ce4" table:formula="of:=SUM([.C6:.C18])" office:value-type="float" office:value="5380" calcext:value-type="float">
            <text:p>5380</text:p>
          </table:table-cell>
          <table:table-cell table:style-name="ce4" table:formula="of:=SUM([.D6:.D18])" office:value-type="float" office:value="4469" calcext:value-type="float">
            <text:p>4469</text:p>
          </table:table-cell>
          <table:table-cell table:style-name="ce4" table:formula="of:=SUM([.E6:.E18])" office:value-type="float" office:value="3640" calcext:value-type="float">
            <text:p>3640</text:p>
          </table:table-cell>
          <table:table-cell table:style-name="ce4" table:formula="of:=SUM([.F6:.F18])" office:value-type="float" office:value="2864" calcext:value-type="float">
            <text:p>2864</text:p>
          </table:table-cell>
          <table:table-cell table:style-name="ce4" table:formula="of:=SUM([.G6:.G18])" office:value-type="float" office:value="2269" calcext:value-type="float">
            <text:p>2269</text:p>
          </table:table-cell>
          <table:table-cell table:style-name="ce4" table:formula="of:=SUM([.H6:.H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9"/>
        </table:table-row>
        <table:table-row table:style-name="ro1">
          <table:table-cell table:style-name="ce2" office:value-type="string" calcext:value-type="string">
            <text:p>Guadeloupe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Saint-Barthélémy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Saint-Marti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Guyane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Martinique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Mayott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La Réunion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60" calcext:value-type="float">
            <text:p>60</text:p>
          </table:table-cell>
          <table:table-cell table:style-name="ce4" table:formula="of:=SUM([.C20:.C26])" office:value-type="float" office:value="43" calcext:value-type="float">
            <text:p>43</text:p>
          </table:table-cell>
          <table:table-cell table:style-name="ce4" table:formula="of:=SUM([.D20:.D26])" office:value-type="float" office:value="30" calcext:value-type="float">
            <text:p>30</text:p>
          </table:table-cell>
          <table:table-cell table:style-name="ce4" table:formula="of:=SUM([.E20:.E26])" office:value-type="float" office:value="21" calcext:value-type="float">
            <text:p>21</text:p>
          </table:table-cell>
          <table:table-cell table:style-name="ce4" table:formula="of:=SUM([.F20:.F26])" office:value-type="float" office:value="16" calcext:value-type="float">
            <text:p>16</text:p>
          </table:table-cell>
          <table:table-cell table:style-name="ce4" table:formula="of:=SUM([.G20:.G26])" office:value-type="float" office:value="12" calcext:value-type="float">
            <text:p>12</text:p>
          </table:table-cell>
          <table:table-cell table:style-name="ce4" table:formula="of:=SUM([.H20:.H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9"/>
        </table:table-row>
        <table:table-row table:style-name="ro1">
          <table:table-cell table:style-name="ce5" table:number-columns-repeated="3"/>
          <table:table-cell table:style-name="ce8"/>
          <table:table-cell table:style-name="ce5" table:number-columns-repeated="11"/>
          <table:table-cell table:style-name="ce14" table:number-columns-repeated="1009"/>
        </table:table-row>
        <table:table-row table:style-name="ro1">
          <table:table-cell table:style-name="ce1" office:value-type="string" calcext:value-type="string">
            <text:p>Décès</text:p>
          </table:table-cell>
          <table:table-cell table:style-name="ce1" table:number-columns-repeated="2"/>
          <table:table-cell table:style-name="ce6"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Dat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nde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9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9"/>
        </table:table-row>
        <table:table-row table:style-name="ro1">
          <table:table-cell table:style-name="ce2" office:value-type="string" calcext:value-type="string">
            <text:p>Auvergne-Rhône-Alpes</text:p>
          </table:table-cell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2" office:value-type="string" calcext:value-type="string">
            <text:p>Bourgogne-Franche-Comté</text:p>
          </table:table-cell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Bretagne</text:p>
          </table:table-cell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Centre-Val de Loire</text:p>
          </table:table-cell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Cor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and Est</text:p>
          </table:table-cell>
          <table:table-cell table:number-columns-repeated="2"/>
          <table:table-cell table:style-name="ce11" table:number-columns-repeated="15"/>
          <table:table-cell table:number-columns-repeated="1006"/>
        </table:table-row>
        <table:table-row table:style-name="ro1">
          <table:table-cell table:style-name="ce2" office:value-type="string" calcext:value-type="string">
            <text:p>Hauts-de-Fran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le-de-Fran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rmand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uvelle-Aquita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ccitan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ys de la Loi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vence-Alpes-Côte d’Az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rôme / Ca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ère / Cas confirmé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ère / Réanimation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ère / déc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/00/0000</text:date>, <text:time style:data-style-name="N2" text:time-value="20:54:02.664637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16T21:44:19.779816909</dc:date>
    <dc:creator>Pierre Hily-Blant</dc:creator>
    <meta:editing-duration>PT2H41M56S</meta:editing-duration>
    <meta:editing-cycles>102</meta:editing-cycles>
    <meta:generator>LibreOffice/5.2.7.2$Linux_X86_64 LibreOffice_project/20m0$Build-2</meta:generator>
    <meta:document-statistic meta:table-count="1" meta:cell-count="41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A2:Sheet1.N18" chart:data-source-has-labels="both" svg:x="1.62cm" svg:y="1.637cm" svg:width="22.585cm" svg:height="15.119cm">
          <chartooo:coordinate-region svg:x="1.62cm" svg:y="1.836cm" svg:width="20.944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B2:Sheet1.N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B3:Sheet1.N3" chart:label-cell-address="Sheet1.A3:Sheet1.A3" chart:class="chart:line">
            <chart:data-point chart:repeated="13"/>
          </chart:series>
          <chart:series chart:style-name="ch11" chart:values-cell-range-address="Sheet1.B4:Sheet1.N4" chart:label-cell-address="Sheet1.A4:Sheet1.A4" chart:class="chart:line">
            <chart:data-point chart:repeated="13"/>
          </chart:series>
          <chart:series chart:style-name="ch12" chart:values-cell-range-address="Sheet1.B5:Sheet1.N5" chart:label-cell-address="Sheet1.A5:Sheet1.A5" chart:class="chart:line">
            <chart:data-point chart:repeated="13"/>
          </chart:series>
          <chart:series chart:style-name="ch13" chart:values-cell-range-address="Sheet1.B6:Sheet1.N6" chart:label-cell-address="Sheet1.A6:Sheet1.A6" chart:class="chart:line">
            <chart:data-point chart:repeated="13"/>
          </chart:series>
          <chart:series chart:style-name="ch14" chart:values-cell-range-address="Sheet1.B7:Sheet1.N7" chart:label-cell-address="Sheet1.A7:Sheet1.A7" chart:class="chart:line">
            <chart:data-point chart:repeated="13"/>
          </chart:series>
          <chart:series chart:style-name="ch15" chart:values-cell-range-address="Sheet1.B8:Sheet1.N8" chart:label-cell-address="Sheet1.A8:Sheet1.A8" chart:class="chart:line">
            <chart:data-point chart:repeated="13"/>
          </chart:series>
          <chart:series chart:style-name="ch16" chart:values-cell-range-address="Sheet1.B9:Sheet1.N9" chart:label-cell-address="Sheet1.A9:Sheet1.A9" chart:class="chart:line">
            <chart:data-point chart:repeated="13"/>
          </chart:series>
          <chart:series chart:style-name="ch17" chart:values-cell-range-address="Sheet1.B10:Sheet1.N10" chart:label-cell-address="Sheet1.A10:Sheet1.A10" chart:class="chart:line">
            <chart:data-point chart:repeated="13"/>
          </chart:series>
          <chart:series chart:style-name="ch18" chart:values-cell-range-address="Sheet1.B11:Sheet1.N11" chart:label-cell-address="Sheet1.A11:Sheet1.A11" chart:class="chart:line">
            <chart:data-point chart:repeated="13"/>
          </chart:series>
          <chart:series chart:style-name="ch19" chart:values-cell-range-address="Sheet1.B12:Sheet1.N12" chart:label-cell-address="Sheet1.A12:Sheet1.A12" chart:class="chart:line">
            <chart:data-point chart:repeated="13"/>
          </chart:series>
          <chart:series chart:style-name="ch20" chart:values-cell-range-address="Sheet1.B13:Sheet1.N13" chart:label-cell-address="Sheet1.A13:Sheet1.A13" chart:class="chart:line">
            <chart:data-point chart:repeated="13"/>
          </chart:series>
          <chart:series chart:style-name="ch21" chart:values-cell-range-address="Sheet1.B14:Sheet1.N14" chart:label-cell-address="Sheet1.A14:Sheet1.A14" chart:class="chart:line">
            <chart:data-point chart:repeated="13"/>
          </chart:series>
          <chart:series chart:style-name="ch22" chart:values-cell-range-address="Sheet1.B15:Sheet1.N15" chart:label-cell-address="Sheet1.A15:Sheet1.A15" chart:class="chart:line">
            <chart:data-point chart:repeated="13"/>
          </chart:series>
          <chart:series chart:style-name="ch23" chart:values-cell-range-address="Sheet1.B16:Sheet1.N16" chart:label-cell-address="Sheet1.A16:Sheet1.A16" chart:class="chart:line">
            <chart:data-point chart:repeated="13"/>
          </chart:series>
          <chart:series chart:style-name="ch24" chart:values-cell-range-address="Sheet1.B17:Sheet1.N17" chart:label-cell-address="Sheet1.A17:Sheet1.A17" chart:class="chart:line">
            <chart:data-point chart:repeated="13"/>
          </chart:series>
          <chart:series chart:style-name="ch25" chart:values-cell-range-address="Sheet1.B18:Sheet1.N18" chart:label-cell-address="Sheet1.A18:Sheet1.A18" chart:class="chart:line">
            <chart:data-point chart:repeated="1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B2:Sheet1.N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167414">
                <text:p>167414</text:p>
                <draw:g>
                  <svg:desc>Sheet1.B3:Sheet1.N3</svg:desc>
                </draw:g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54425">
                <text:p>54425</text:p>
                <draw:g>
                  <svg:desc>Sheet1.B4:Sheet1.N4</svg:desc>
                </draw:g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6633">
                <text:p>6633</text:p>
                <draw:g>
                  <svg:desc>Sheet1.B5:Sheet1.N5</svg:desc>
                </draw:g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618">
                <text:p>618</text:p>
                <draw:g>
                  <svg:desc>Sheet1.B6:Sheet1.N6</svg:desc>
                </draw:g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507">
                <text:p>507</text:p>
                <draw:g>
                  <svg:desc>Sheet1.B7:Sheet1.N7</svg:desc>
                </draw:g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233">
                <text:p>233</text:p>
                <draw:g>
                  <svg:desc>Sheet1.B8:Sheet1.N8</svg:desc>
                </draw:g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90">
                <text:p>90</text:p>
                <draw:g>
                  <svg:desc>Sheet1.B9:Sheet1.N9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26">
                <text:p>126</text:p>
                <draw:g>
                  <svg:desc>Sheet1.B10:Sheet1.N10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1543">
                <text:p>1543</text:p>
                <draw:g>
                  <svg:desc>Sheet1.B11:Sheet1.N11</svg:desc>
                </draw:g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585">
                <text:p>585</text:p>
                <draw:g>
                  <svg:desc>Sheet1.B12:Sheet1.N12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1762">
                <text:p>1762</text:p>
                <draw:g>
                  <svg:desc>Sheet1.B13:Sheet1.N13</svg:desc>
                </draw:g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156">
                <text:p>156</text:p>
                <draw:g>
                  <svg:desc>Sheet1.B14:Sheet1.N14</svg:desc>
                </draw:g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178">
                <text:p>178</text:p>
                <draw:g>
                  <svg:desc>Sheet1.B15:Sheet1.N15</svg:desc>
                </draw:g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262">
                <text:p>262</text:p>
                <draw:g>
                  <svg:desc>Sheet1.B16:Sheet1.N16</svg:desc>
                </draw:g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08">
                <text:p>108</text:p>
                <draw:g>
                  <svg:desc>Sheet1.B17:Sheet1.N17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405">
                <text:p>405</text:p>
                <draw:g>
                  <svg:desc>Sheet1.B18:Sheet1.N18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A30:Sheet1.N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B30:Sheet1.N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B31:Sheet1.N31" chart:label-cell-address="Sheet1.A31:Sheet1.A31" chart:class="chart:line">
            <chart:data-point chart:repeated="13"/>
          </chart:series>
          <chart:series chart:style-name="ch11" chart:values-cell-range-address="Sheet1.B32:Sheet1.N32" chart:label-cell-address="Sheet1.A32:Sheet1.A32" chart:class="chart:line">
            <chart:data-point chart:repeated="13"/>
          </chart:series>
          <chart:series chart:style-name="ch12" chart:values-cell-range-address="Sheet1.B33:Sheet1.N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0:Sheet1.N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B31:Sheet1.N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B32:Sheet1.N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B33:Sheet1.N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